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Heading_20_2">
      <style:paragraph-properties fo:margin-top="0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28in" fo:margin-bottom="0.0693in" fo:orphans="2" fo:widows="2"/>
    </style:style>
    <style:style style:name="P23" style:family="paragraph" style:parent-style-name="sectionheading">
      <style:paragraph-properties fo:orphans="2" fo:widows="2"/>
    </style:style>
    <style:style style:name="P24" style:family="paragraph" style:parent-style-name="sectionheading">
      <style:paragraph-properties fo:margin-top="0.0417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style:font-name-complex="Courier New1" text:display="none"/>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1.75in" svg:y="0in">
        <draw:image xlink:href="Pictures/2000000700000FB5000000C94FDA4EAC.wmf" xlink:type="simple" xlink:show="embed" xlink:actuate="onLoad">
          <text:p/>
        </draw:image>
      </draw:frame>
      <text:h text:style-name="P20" text:outline-level="1">PersistenceManagerFactory</text:h>
      <text:p text:style-name="P1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1">This chapter details the <text:span text:style-name="T1">PersistenceManagerFactory</text:span>, which is responsible for creating <text:span text:style-name="T1">PersistenceManager</text:span> instances for application use.</text:p>
      <text:p text:style-name="P18">package javax.jdo;</text:p>
      <text:p text:style-name="P18">public interface PersistenceManagerFactory {</text:p>
      <text:p text:style-name="P16"><draw:frame draw:style-name="fr1" draw:name="1" text:anchor-type="as-char" svg:width="2.7917in" svg:height="0.1346in" draw:z-index="0"><draw:image xlink:href="Pictures/2000000700000FB5000000C94FDA4EAC.wmf" xlink:type="simple" xlink:show="embed" xlink:actuate="onLoad"/></draw:frame></text:p>
      <text:h text:style-name="P19" text:outline-level="2"><text:bookmark text:name="R-1023405"/>Interface PersistenceManagerFactory<text:span text:style-name="T5">100</text:span></text:h>
      <text:p text:style-name="P11">A JDO vendor must provide a class that implements <text:span text:style-name="T1">PersistenceManagerFactory</text:span> and is permitted to provide a <text:span text:style-name="T1">PersistenceManager</text:span> constructor[s].</text:p>
      <text:p text:style-name="P11">A non-managed JDO application might choose to use a <text:span text:style-name="T1">PersistenceManager</text:span> constructor (JDO vendor specific) or use a <text:span text:style-name="T1">PersistenceManagerFactory</text:span> (provided by the JDO vendor). A portable JDO application must use the <text:span text:style-name="T1">PersistenceManagerFactory</text:span>.</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PersistenceManagerFactory</text:span>; and then calls one of the factory’s <text:span text:style-name="T1">getPersistenceManager</text:span> methods. Alternatively, one of the <text:span text:style-name="T1">JDOHelper</text:span> methods can be used to acquire a <text:span text:style-name="T1">PersistenceManagerFactory</text:span>.</text:p>
      <text:p text:style-name="P11">In a non-managed environment, the JDO <text:span text:style-name="T1">PersistenceManager</text:span> instance is acquired by lookup as above; by constructing a <text:span text:style-name="T1">PersistenceManager</text:span>; or by constructing a <text:span text:style-name="T1">PersistenceManagerFactory</text:span>, configuring the factory, and then calling the factory’s <text:span text:style-name="T1">getPersistenceManager</text:span> method. These constructors are not part of the JDO standard. However, the following is recommended to support portable applications.</text:p>
      <text:p text:style-name="P11">The <text:span text:style-name="T1">PersistenceManagerFactory</text:span>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span text:style-name="T1">PersistenceManagerFactory</text:span> follows the Java Beans pattern. Supported properties have a <text:span text:style-name="T1">get</text:span> method and a <text:span text:style-name="T1">set</text:span> method. </text:p>
      <text:p text:style-name="P11">The following properties, if set in the <text:span text:style-name="T1">PersistenceManagerFactory</text:span>, are the default settings of all <text:span text:style-name="T1">PersistenceManager</text:span> instances created by the factory:</text:p>
      <text:p text:style-name="P3">•<text:span text:style-name="T1"><text:tab/>Optimistic</text:span>: the transaction mode that specifies concurrency control</text:p>
      <text:p text:style-name="P6">A11.1-1 [PersistenceManagerFactory.setOptimistic(boolean flag) sets the value of the Optimistic property (the transaction mode that specifies concurrency control)]</text:p>
      <text:p text:style-name="P7"><text:soft-page-break/>A11.1-2 [PersistenceManagerFactory.getOptimistic() returns the value of the Optimistic property]</text:p>
      <text:p text:style-name="P8">•<text:span text:style-name="T1"><text:tab/>RetainValues</text:span>: the transaction mode that specifies the treatment of persistent instances after commit</text:p>
      <text:p text:style-name="P6">A11.1-3 [PersistenceManagerFactory.setRetainValues(boolean flag) sets the value of the RetainValues property (the transaction mode that specifies the treatment of persistent instances after commit)]</text:p>
      <text:p text:style-name="P7">A11.1-4 [PersistenceManagerFactory.getRetainValues() returns the value of the RetainValues property]</text:p>
      <text:p text:style-name="P8">•<text:span text:style-name="T1"><text:tab/>RestoreValues</text:span>: the transaction mode that specifies the treatment of persistent instances after rollback</text:p>
      <text:p text:style-name="P6">A11.1-28 [PersistenceManagerFactory.setRestoreValues(boolean flag) sets the value of the RestoreValues property (the transaction mode that specifies the treatment of persistent instances after rollback)]</text:p>
      <text:p text:style-name="P7">A11.1-29 [PersistenceManagerFactory.getRestoreValues() returns the value of the RestoreValues property]</text:p>
      <text:p text:style-name="P8">•<text:span text:style-name="T1"><text:tab/>IgnoreCache</text:span>: the query mode that specifies whether cached instances are considered when evaluating the filter expression</text:p>
      <text:p text:style-name="P6">A11.1-5 [PersistenceManagerFactory.setIgnoreCache(boolean flag) sets the value of the IgnoreCache property (the query mode that specifies whether cached instances are considered when evaluating the filter expression)]</text:p>
      <text:p text:style-name="P7">A11.1-6 [PersistenceManagerFactory.getIgnoreCache() returns the value of the IgnoreCache property]</text:p>
      <text:p text:style-name="P8">•<text:span text:style-name="T1"><text:tab/>NontransactionalRead</text:span>: the <text:span text:style-name="T1">PersistenceManager</text:span> mode that allows instances to be read outside a transaction</text:p>
      <text:p text:style-name="P6">A11.1-7 [PersistenceManagerFactory.setNontransactionalRead(boolean flag) sets the value of the NontransactionalRead property (the PersistenceManager mode that allows instances to be read outside a transaction)]</text:p>
      <text:p text:style-name="P7">A11.1-8 [PersistenceManagerFactory.getNontransactionalRead()returns the value of the NontransactionalRead property]</text:p>
      <text:p text:style-name="P8">•<text:span text:style-name="T1"><text:tab/>NontransactionalWrite</text:span>: the <text:span text:style-name="T1">PersistenceManager</text:span> mode that allows instances to be written outside a transaction</text:p>
      <text:p text:style-name="P6">A11.1-9 [PersistenceManagerFactory.setNontransactionalWrite(boolean flag) sets the value of the NontransactionalWrite property (the PersistenceManager mode that allows instances to be written outside a transaction)]</text:p>
      <text:p text:style-name="P7">A11.1-10 [PersistenceManagerFactory.getNontransactionalWrite() returns the value of the NontransactionalWrite property]</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A11.1-11 [PersistenceManagerFactory.setMultithreaded(boolean flag) sets the value of the Multithreaded flag that indicates that the application will invoke methods or access fields of managed instances from multiple threads.]</text:p>
      <text:p text:style-name="P7"><text:soft-page-break/>A11.1-12 [PersistenceManagerFactory.getMultithreaded() gets the value of the Multithreaded flag] </text:p>
      <text:p text:style-name="P8">•<text:tab/>. T<text:span text:style-name="T1">ransactionIsolationLevel</text:span>: the <text:span text:style-name="T1">Transaction</text:span> mode that indicates that the implementation should use a specific isolation level when using connections.</text:p>
      <text:p text:style-name="P6">A11.1-33 [PersistenceManagerFactory.setTransactionIsolationLevel(boolean flag) sets the value of the TransactionIsolationLevel flag that indicates that the application will invoke methods or access fields of managed instances from multiple threads.]</text:p>
      <text:p text:style-name="P7">A11.1-34 [PersistenceManagerFactory.getTransactionIsolationLevel() gets the value of the TransactionIsolationLevel flag]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span text:style-name="T1">PersistenceManagerFactory</text:span>:</text:p>
      <text:p text:style-name="P4"><text:bookmark text:name="R-1021516"/><text:bookmark text:name="R-1021516T"/><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span text:style-name="T1">PersistenceManagerFactory</text:span></text:p>
      <text:p text:style-name="P4"><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span text:style-name="T1">PersistenceManagerFactory</text:span> is connected, for use with the <text:span text:style-name="T1">PersistenceManager </text:span>method <text:span text:style-name="T1">getServerDate</text:span><text:span text:style-name="T2">102</text:span></text:p>
      <text:p text:style-name="P8">•<text:span text:style-name="T1"><text:tab/>ReadOnly</text:span>: the datastore is not able to be written by the jdo implementation, and A11.1-28 [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p>
      <text:p text:style-name="P6">A11.1-29 [PersistenceManagerFactory.setReadOnly(boolean) sets the value of the ReadOnly property]</text:p>
      <text:p text:style-name="P7">A11.1-30 [PersistenceManagerFactory.getReadOnly() returns the value of the ReadOnly property]</text:p>
      <text:h text:style-name="P23" text:outline-level="4"><text:tab/><text:tab/><text:bookmark text:name="R-1061484"/><text:bookmark text:name="R-1061484T"/>ServerTimeZoneID<text:span text:style-name="T5">102</text:span></text:h>
      <text:p text:style-name="P1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span text:style-name="T5">102</text:span></text:p>
      <text:h text:style-name="P24" text:outline-level="4"><text:bookmark text:name="X-102186601"/><text:soft-page-break/><text:tab/><text:tab/>Transaction Isolation Level</text:h>
      <text:p text:style-name="P11">If the transaction isolation level is specified, the implementation will set the actual isolation level to be no less than requested, or <text:span text:style-name="T1">JDOUnsupportedOptionException</text:span> is thrown during freezing of the configuration (after the first use of <text:span text:style-name="T1">getPersistenceManager</text:span>() or during construction via properties, jdoconfig.xml, or persistence.xml). </text:p>
      <text:h text:style-name="P24" text:outline-level="4"><text:bookmark text:name="X-102186608"/><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A11.1-13 [PersistenceManagerFactory.setConnectionUserName(String name) sets the value of the ConnectionUserName property (the name of the user establishing the connection)]</text:p>
      <text:p text:style-name="P7">A11.1-14 [PersistenceManagerFactory.getConnectionUserName() returns the value of the ConnectionUserName property]</text:p>
      <text:p text:style-name="P8">•<text:span text:style-name="T1"><text:tab/>ConnectionPassword</text:span>: the password for the user</text:p>
      <text:p text:style-name="P7">A11.1-15 [PersistenceManagerFactory.setConnectionPassword(String password) sets the value of the ConnectionPassword property (the password for the user)]</text:p>
      <text:p text:style-name="P8">•<text:span text:style-name="T1"><text:tab/>ConnectionURL</text:span>: the URL for the data source</text:p>
      <text:p text:style-name="P6">A11.1-16 [PersistenceManagerFactory.setConnectionURL(String URL) sets the value of the ConnectionURL property (the URL for the data source)]</text:p>
      <text:p text:style-name="P7">A11.1-17 [PersistenceManagerFactory.getConnectionURL() returns the value of the ConnectionURL property]</text:p>
      <text:p text:style-name="P8">•<text:span text:style-name="T1"><text:tab/>ConnectionDriverName</text:span>: the class name of the driver</text:p>
      <text:p text:style-name="P6">A11.1-31 [PersistenceManagerFactory.setConnectionDriverName(String drivername) sets the value of the ConnectionDriverName property (the class name of the driver)]</text:p>
      <text:p text:style-name="P7">A11.1-32 [PersistenceManagerFactory.getConnectionDriverName() returns the value of the ConnectionDriverName property]</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ConnectionFactory</text:span>: the connection factory from which datastore connections are obtained</text:p>
      <text:p text:style-name="P6">A11.1-18 [PersistenceManagerFactory.setConnectionFactory(java.lang.Object connectionFactory) sets the value of the ConnectionFactory property (the connection factory from which data store connections are obtained)]</text:p>
      <text:p text:style-name="P7">A11.1-19 [PersistenceManagerFactory.getConnectionFactory() returns the value of the ConnectionFactory property]</text:p>
      <text:p text:style-name="P8">•<text:span text:style-name="T1"><text:tab/>ConnectionFactoryName</text:span>: the name of the connection factory from which datastore connections are obtained. This name is looked up with JNDI to locate the connection factory.</text:p>
      <text:p text:style-name="P6"><text:soft-page-break/>A11.1-20 [PersistenceManagerFactory.setConnectionFactoryName(String name) sets the value of the ConnectionFactoryName property (the name of the connection factory from which data store connections are obtained. This name is looked up with JNDI to locate the connection factory.)]</text:p>
      <text:p text:style-name="P7">A11.1-21 [PersistenceManagerFactory.getConnectionFactoryName() returns the value of the ConnectionFactoryName property]</text:p>
      <text:p text:style-name="P11">If multiple connection properties are set, then they are evaluated in order: </text:p>
      <text:p text:style-name="P9">•<text:span text:style-name="T4"><text:tab/></text:span>A11.1-22 [if <text:span text:style-name="T1">ConnectionFactory</text:span> is specified (not <text:span text:style-name="T1">null</text:span>), all other properties are ignored;]</text:p>
      <text:p text:style-name="P9">•<text:tab/>else A11.1-23 [if <text:span text:style-name="T1">ConnectionFactoryName</text:span> is specified (not <text:span text:style-name="T1">null</text:span>), all other properties are ignored.]</text:p>
      <text:p text:style-name="P11">For the application server environment, connection factories always return connections that are enlisted in the thread’s current transaction context. To use optimistic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A11.1-24 [PersistenceManagerFactory.setConnectionFactory2(java.lang.Object connectionFactory) sets the value of the ConnectionFactory2 property (the connection factory from which nontransactional data store connections are obtained)]</text:p>
      <text:p text:style-name="P7">A11.1-25 [PersistenceManagerFactory.getConnectionFactory2() returns the value of the ConnectionFactory2 property]</text:p>
      <text:p text:style-name="P8">•<text:span text:style-name="T1"><text:tab/>ConnectionFactory2Name</text:span>: the name of the connection factory from which nontransactional datastore connections are obtained. This name is looked up with JNDI to locate the connection factory.</text:p>
      <text:p text:style-name="P6">A11.1-26 [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p>
      <text:p text:style-name="P7">A11.1-27 [PersistenceManagerFactory.getConnectionFactory2Name() returns the value of the ConnectionFactory2Name property]</text:p>
      <text:h text:style-name="P23"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ext:soft-page-break/>Timeouts can be specified at three locations: the <text:span text:style-name="T1">PersistenceManagerFactory</text:span>, the <text:span text:style-name="T1">PersistenceManager</text:span>, and the <text:span text:style-name="T1">Query</text:span>. 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1" text:outline-level="3">Construction by Properties</text:h>
      <text:p text:style-name="P11">A11.1-32 [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PersistenceManagerFactory getPersistenceManagerFactory (Map props);<text:span text:style-name="T3">]</text:span></text:p>
      <text:p text:style-name="P18">static PersistenceManagerFactory getPersistenceManagerFactory (Map overrides, Map props);<text:span text:style-name="T3">]</text:span></text:p>
      <text:p text:style-name="P11">A11.1-33 [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Optimistic"</text:p>
      <text:p text:style-name="P10">•<text:tab/>"javax.jdo.option.RetainValues"</text:p>
      <text:p text:style-name="P10">•<text:tab/>"javax.jdo.option.RestoreValues"</text:p>
      <text:p text:style-name="P10">•<text:tab/>"javax.jdo.option.IgnoreCache"</text:p>
      <text:p text:style-name="P10">•<text:tab/>"javax.jdo.option.NontransactionalRead"</text:p>
      <text:p text:style-name="P10">•<text:tab/>"javax.jdo.option.NontransactionalWrite"</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javax.jdo.option.Mapping"</text:p>
      <text:p text:style-name="P10"><text:soft-page-break/>•<text:tab/>"javax.jdo.mapping.Catalog"</text:p>
      <text:p text:style-name="P10">•<text:tab/>"javax.jdo.mapping.Schema"</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span text:style-name="T1">PersistenceManagerFactory</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11">Similarly, properties whose key begins with the prefix <text:span text:style-name="T1">"javax.jdo.datastore.DataStoreCache." </text:span>have special treatment. The part of the key following the prefix is used as the class name of a class that implements <text:span text:style-name="T1">javax.jdo.datastore.DataStoreCache</text:span>. The implementation first attempts to get an instance via the static method <text:span text:style-name="T1">getInstance()</text:span> that returns an instance that implements the <text:span text:style-name="T1">javax.jdo.datastore.DataStoreCache</text:span>. If this is unsuccessful, an instance of this class is constructed via a no-args constructor. The implementation registers it as the cache for the <text:span text:style-name="T1">PersistenceManagerFactory</text:span>.</text:p>
      <text:p text:style-name="P11">A11.1-34 [The <text:span text:style-name="T1">String</text:span> type properties are taken without change from the value of the corresponding keys.] <text:span text:style-name="T1">Boolean</text:span> type properties treat the <text:span text:style-name="T1">String</text:span> value as representing A11.1-35 [<text:span text:style-name="T1">true</text:span> if the value of the <text:span text:style-name="T1">String</text:span> compares equal, ignoring case, to <text:span text:style-name="T1">"true"</text:span>], and A11.1-36 [<text:span text:style-name="T1">false</text:span> if the value of the <text:span text:style-name="T1">String</text:span> is anything else.] </text:p>
      <text:p text:style-name="P11">A11.1-37 [Any property not recognized by the implementation must be silently ignored.] A11.1-38 [Any standard property corresponding to an optional feature not supported by the implementation must throw <text:span text:style-name="T1">JDOUnsupportedOptionExcep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A11.1-39 [Default values for properties not specified in the props parameter are provided by the implementation.] A portable application must specify all values for properties needed by the application.</text:p>
      <text:p text:style-name="P11"><text:soft-page-break/>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span text:style-name="T1">jdoconfig.xml</text:span>, then the <text:span text:style-name="T1">Properties</text:span> instance passed to the static method will contain a property with a key of<text:span text:style-name="T1"> "javax.jdo.Name"</text:span>, and a value equal to the name of the persistence manager factory in the <text:span text:style-name="T1">jdoconfig.xml</text:span> file.</text:p>
      <text:h text:style-name="P22" text:outline-level="3">Construction by jdoconfig.xml</text:h>
      <text:p text:style-name="P11">A11.1.2-1 [Users can access a <text:span text:style-name="T1">PersistenceManagerFactory </text:span>by creating a <text:bookmark text:name="X-101997651"/>jdoconfig.xml file and making it available on the class path as <text:bookmark text:name="X-101997652"/>META-INF/jdoconfig.xml.] The format of the jdoconfig.xml file is described fully in Appendix D. Any number of META-INF/jdoconfig.xml files can be used. The element persistence-manager-factory configures the named <text:span text:style-name="T1">PersistenceManagerFactory</text:span>.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21" text:outline-level="3">Access via <text:bookmark text:name="X-101997754"/>persistence.xml</text:h>
      <text:p text:style-name="P11">Users can access a <text:span text:style-name="T1">PersistenceManagerFactory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1" text:outline-level="3"><text:soft-page-break/>jdoconfg.xml</text:h>
      <text:p text:style-name="P11">The jdoconfig.xml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optimistic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0"><draw:image xlink:href="Pictures/2000000700000FB5000000C94FDA4EAC.wmf" xlink:type="simple" xlink:show="embed" xlink:actuate="onLoad"/></draw:frame></text:p>
      <text:h text:style-name="P19" text:outline-level="2"><text:bookmark text:name="R-1059197"/>ConnectionFactory<text:span text:style-name="T5">107</text:span></text:h>
      <text:p text:style-name="P11">For implementations that layer on top of standard <text:span text:style-name="T1">Connector</text:span> implementations, the configuration will typically support all of the associated <text:span text:style-name="T1">ConnectionFactory</text:span> properties.</text:p>
      <text:p text:style-name="P11">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11">The following properties of the <text:span text:style-name="T1">ConnectionFactory</text:span> should be used if the data source has a corresponding concept:</text:p>
      <text:p text:style-name="P9"><text:soft-page-break/>•<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span text:style-name="T1">PersistenceManagerFactory</text:span> implementation class can support properties specific to the data source or to the <text:span text:style-name="T1">PersistenceManager</text:span>.</text:p>
      <text:p text:style-name="P11">Aside from vendor-specific configuration APIs, there are these required methods for <text:span text:style-name="T1">PersistenceManagerFactory</text:span>:</text:p>
      <text:p text:style-name="P16"><draw:frame draw:style-name="fr1" draw:name="3" text:anchor-type="as-char" svg:width="2.7917in" svg:height="0.1346in" draw:z-index="0"><draw:image xlink:href="Pictures/2000000700000FB5000000C94FDA4EAC.wmf" xlink:type="simple" xlink:show="embed" xlink:actuate="onLoad"/></draw:frame></text:p>
      <text:h text:style-name="P19" text:outline-level="2">PersistenceManager access</text:h>
      <text:p text:style-name="P18">PersistenceManager getPersistenceManager();</text:p>
      <text:p text:style-name="P18">PersistenceManager getPersistenceManager(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A11.3-1 [PersistenceManagerFactory.getPersistenceManager() returns a PersistenceManager instance with the configured properties and the default values for option settings]</text:p>
      <text:p text:style-name="P11">A11.3-2 [PersistenceManagerFactory.getPersistenceManager(String userid, String password) returns a PersistenceManager instance with the configured properties and the default values for option settings]</text:p>
      <text:p text:style-name="P11">A11.3-3, A11.3-4 [After the first use of <text:span text:style-name="T1">getPersistenceManager</text:span>, none of the <text:span text:style-name="T1">set</text:span> methods will succeed.] The settings of operational parameters might be modified dynamically during runtime via a vendor-specific interface.</text:p>
      <text:p text:style-name="P11">A11.3-5 [If the method with the userid and password is used to acquire the <text:span text:style-name="T1">PersistenceManager</text:span>, then all accesses to the connection factory during the life of the <text:soft-page-break/><text:span text:style-name="T1">PersistenceManager</text:span> will use the userid and password from a call to get connections.] A11.3-6 [If <text:span text:style-name="T1">PersistenceManager</text:span> instances are pooled, then only <text:span text:style-name="T1">PersistenceManager</text:span> instances with the same userid and password will be used to satisfy the request.]</text:p>
      <text:h text:style-name="P21" text:outline-level="3">Access via proxy</text:h>
      <text:p text:style-name="P18">PersistenceManager getPersistenceManagerProxy();</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If this method is used with a <text:span text:style-name="T1">PersistenceManager</text:span>Factory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getPersistenceManager</text:span>, <text:span text:style-name="T1">JDOHelper.getPersistenceManager</text:span>, and <text:span text:style-name="T1">PersistenceCapable.getPersistenceManager</text:span> return the actual <text:span text:style-name="T1">PersistenceManager</text:span> to which the proxy delegated the original method. </text:p>
      <text:p text:style-name="P11">If this method is used with a <text:span text:style-name="T1">PersistenceManager</text:span>Factory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0"><draw:image xlink:href="Pictures/2000000700000FB5000000C94FDA4EAC.wmf" xlink:type="simple" xlink:show="embed" xlink:actuate="onLoad"/></draw:frame></text:p>
      <text:h text:style-name="P19" text:outline-level="2">Close the PersistenceManagerFactory</text:h>
      <text:p text:style-name="P11">During operation of JDO, resources might be acquired on behalf of a PersistenceManagerFactory, e.g. connection pools, persistence manager pools, compiled queries, cached metadata, etc. If a PersistenceManagerFactory is no longer needed, these resources should be returned to the system. The close method disables the PersistenceManagerFactory and allows cleanup of resources.</text:p>
      <text:p text:style-name="P11"><text:soft-page-break/>Premature close of a PersistenceManagerFactory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T3">A11.4-2 [ 11.4-1 exists already under chap. 11.5</text:span>void close();</text:p>
      <text:p text:style-name="P11">Close this PersistenceManagerFactory.] A11.4-3 [Check for JDOPermission("closePersistenceManagerFactory") and if not authorized, throw SecurityException. ]</text:p>
      <text:p text:style-name="P11">A11.4-4 [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p>
      <text:p text:style-name="P11">A11.4-5 [If there are no active transactions, then close all PersistenceManager instances obtained from this PersistenceManagerFactory] A11.4-6 [and mark this PersistenceManagerFactory as closed. ] A11.4-8 [After close completes, disallow all methods except close, isClosed, and get methods except for getPersistenceManager.] A11.4-9 [If any disallowed method is called after close, then JDOUserException is thrown.] </text:p>
      <text:p text:style-name="P11">A11.4-10 [boolean isClosed();</text:p>
      <text:p text:style-name="P11">Return true if this PersistenceManagerFactory is closed; and false otherwise.]</text:p>
      <text:p text:style-name="P16"><draw:frame draw:style-name="fr1" draw:name="5" text:anchor-type="as-char" svg:width="2.7917in" svg:height="0.1346in" draw:z-index="0"><draw:image xlink:href="Pictures/2000000700000FB5000000C94FDA4EAC.wmf" xlink:type="simple" xlink:show="embed" xlink:actuate="onLoad"/></draw:frame></text:p>
      <text:h text:style-name="P19"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getProperties();</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PersistenceManagerFactory.getProperties() returns a Properties instance containing two standard JDO implementation properties:</text:p>
      <text:p text:style-name="P2">•<text:tab/>VendorName: The name of the JDO vendor.</text:p>
      <text:p text:style-name="P9">•<text:span text:style-name="T6"><text:tab/></text:span>VersionNumber: The version number string.]</text:p>
      <text:p text:style-name="P11">Other properties are vendor-specific.</text:p>
      <text:p text:style-name="P16"><draw:frame draw:style-name="fr1" draw:name="6" text:anchor-type="as-char" svg:width="2.7917in" svg:height="0.1346in" draw:z-index="0"><draw:image xlink:href="Pictures/2000000700000FB5000000C94FDA4EAC.wmf" xlink:type="simple" xlink:show="embed" xlink:actuate="onLoad"/></draw:frame></text:p>
      <text:h text:style-name="P19" text:outline-level="2">Optional Feature Support</text:h>
      <text:p text:style-name="P18">Collection&lt;String&gt; supportedOptions();</text:p>
      <text:p text:style-name="P11"><text:soft-page-break/>The JDO implementation might optionally support certain features, and will report the features that are supported. The supported query languages are included in the returned <text:span text:style-name="T1">Collection</text:span>.</text:p>
      <text:p text:style-name="P11">A11.5-1 [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ransientTransactional</text:p>
      <text:p text:style-name="P11">The JDO implementation supports the transient transactional life cycle states.</text:p>
      <text:p text:style-name="P18">javax.jdo.option.NontransactionalRead</text:p>
      <text:p text:style-name="P11">The JDO implementation supports reading and querying outside a transaction.</text:p>
      <text:p text:style-name="P18">javax.jdo.option.NontransactionalWrite</text:p>
      <text:p text:style-name="P11">The JDO implementation supports the persistent-nontransactional-dirty life cycle state.</text:p>
      <text:p text:style-name="P18">javax.jdo.option.RetainValues</text:p>
      <text:p text:style-name="P11">The JDO implementation supports retaining values of persistent instances after commit.</text:p>
      <text:p text:style-name="P18">javax.jdo.option.Optimistic</text:p>
      <text:p text:style-name="P11">The JDO implementation supports the optimistic transaction semantics.</text:p>
      <text:p text:style-name="P18">javax.jdo.option.ApplicationIdentity</text:p>
      <text:p text:style-name="P11">The JDO implementation supports application identity for persistent classes.</text:p>
      <text:p text:style-name="P18">javax.jdo.option.DatastoreIdentity</text:p>
      <text:p text:style-name="P11">The JDO implementation supports datastore identity for persistent classes.</text:p>
      <text:p text:style-name="P18">javax.jdo.option.NonDurableIdentity</text:p>
      <text:p text:style-name="P11">The JDO implementation supports nondurable identity for persistent classes</text:p>
      <text:p text:style-name="P18">javax.jdo.option.ArrayList</text:p>
      <text:p text:style-name="P11">The JDO implementation supports persistent field types of ArrayList.</text:p>
      <text:p text:style-name="P18">javax.jdo.option.LinkedList</text:p>
      <text:p text:style-name="P11">The JDO implementation supports persistent field types of LinkedList.</text:p>
      <text:p text:style-name="P18">javax.jdo.option.TreeMap</text:p>
      <text:p text:style-name="P11">The JDO implementation supports persistent field types of TreeMap.</text:p>
      <text:p text:style-name="P18">javax.jdo.option.TreeSet</text:p>
      <text:p text:style-name="P11">The JDO implementation supports persistent field types of TreeSet.</text:p>
      <text:p text:style-name="P18">javax.jdo.option.Vector</text:p>
      <text:p text:style-name="P11">The JDO implementation supports persistent field types of Vector.</text:p>
      <text:p text:style-name="P18">javax.jdo.option.List</text:p>
      <text:p text:style-name="P11">The JDO implementation supports persistent field types of List. This is now a requirement but the option is for compatibility with JDO 1.0 where this support was optional.</text:p>
      <text:p text:style-name="P12">javax.jdo.option.Array</text:p>
      <text:p text:style-name="P11">The JDO implementation supports persistent field types of array.</text:p>
      <text:p text:style-name="P12"><text:soft-page-break/>javax.jdo.option.NullCollection</text:p>
      <text:p text:style-name="P11">The JDO implementation allows null collections to be stored. Most relational implementations do not distinguish between empty and null collections, and this option will not be set for those implementations.</text:p>
      <text:p text:style-name="P18">javax.jdo.option.ChangeApplicationIdentity</text:p>
      <text:p text:style-name="P11">The JDO implementation supports changing of the application identity of instances.</text:p>
      <text:p text:style-name="P18">javax.jdo.option.BinaryCompatibility</text:p>
      <text:p text:style-name="P11">The JDO implementation supports the binary compatibility contract.</text:p>
      <text:p text:style-name="P18">javax.jdo.option.GetDataStoreConnection</text:p>
      <text:p text:style-name="P11">The JDO implementation supports use of a direct datastore connection.</text:p>
      <text:p text:style-name="P18">javax.jdo.option.GetJDBCConnection</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isolation level.</text:p>
      <text:p text:style-name="P12">javax.jdo.option.TransactionIsolationLevel.read-uncommitted</text:p>
      <text:p text:style-name="P11">The datastore supports the read-uncommitted isolation level.</text:p>
      <text:p text:style-name="P12">javax.jdo.option.TransactionIsolationLevel.repeatable-read</text:p>
      <text:p text:style-name="P11">The datastore supports the repeatable-read isolation level.</text:p>
      <text:p text:style-name="P12">javax.jdo.option.TransactionIsolationLevel.serializable</text:p>
      <text:p text:style-name="P11">The datastore supports the serializable isolation level.</text:p>
      <text:p text:style-name="P12">javax.jdo.option.TransactionIsolationLevel.snapshot</text:p>
      <text:p text:style-name="P11">The datastore supports the snapshot isolation level.</text:p>
      <text:p text:style-name="P18">javax.jdo.query.SQL</text:p>
      <text:p text:style-name="P11">The JDO implementation supports SQL for queries executed via the <text:span text:style-name="T1">javax.jdo.Query</text:span> interface.</text:p>
      <text:p text:style-name="P18">javax.jdo.option.UnconstrainedQueryVariables<text:span text:style-name="T3">]</text:span></text:p>
      <text:p text:style-name="P11">The JDO implementation supports JDOQL queries that contain a variable without a contains clause to constrain the variable.</text:p>
      <text:p text:style-name="P18">javax.jdo.option.version.DateTime</text:p>
      <text:p text:style-name="P11">The JDO implementation supports use of a the date-time strategy for version checking.</text:p>
      <text:p text:style-name="P18">javax.jdo.option.version.StateImage</text:p>
      <text:p text:style-name="P11">The JDO implementation supports use of the state-image strategy for version checking.</text:p>
      <text:p text:style-name="P18">javax.jdo.option.PreDirtyEvent</text:p>
      <text:p text:style-name="P11">The JDO implementation supports event notifications of changes made to persistent instances before the instance is made dirty.</text:p>
      <text:p text:style-name="P18">javax.jdo.option.mapping.HeterogeneousObjectType</text:p>
      <text:p text:style-name="P11"><text:soft-page-break/>The JDO implementation supports mapping a persistent field of type Object to multiple types. There is no standard way to map this support.</text:p>
      <text:p text:style-name="P18">javax.jdo.option.mapping.HeterogeneousInterfaceType</text:p>
      <text:p text:style-name="P11">The JDO implementation supports mapping a persistent field of a persistent interface type to multiple types. There is no standard way to map this support.</text:p>
      <text:p text:style-name="P18">javax.jdo.option.mapping.JoinedTablePerClass</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javax.jdo.option.mapping.JoinedTablePerConcreteClass</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javax.jdo.option.mapping.NonJoinedTablePerConcreteClass</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javax.jdo.option.mapping.RelationSubclassTable</text:p>
      <text:p text:style-name="P11">The JDO implementation supports mapping persistent fields containing relationships to classes in an inheritance relationship that use subclass-table as the field mapping strategy.</text:p>
      <text:p text:style-name="P18">javax.jdo.option.QueryCancel</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DatastoreTimeout</text:p>
      <text:p text:style-name="P11">The JDO implementation supports datastore timeouts. The underlying datastore must also support datastore timeouts. The server timeout behavior is not specified.</text:p>
      <text:p text:style-name="P11">A11.5-2 [The standard JDO query must be returned as the <text:span text:style-name="T1">String</text:span>:</text:p>
      <text:p text:style-name="P18">javax.jdo.query.JDOQL<text:span text:style-name="T3">]</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0"><draw:image xlink:href="Pictures/2000000700000FB5000000C94FDA4EAC.wmf" xlink:type="simple" xlink:show="embed" xlink:actuate="onLoad"/></draw:frame></text:p>
      <text:h text:style-name="P19" text:outline-level="2">Properties constructors</text:h>
      <text:p text:style-name="P11">The following methods are used by <text:span text:style-name="T1">JDOHelper</text:span> to construct an instance of <text:span text:style-name="T1">PersistenceManagerFactory</text:span> based on user-specified property overrides and the name of a resource.</text:p>
      <text:p text:style-name="P18"><text:span text:style-name="T3">A11.7-1 [</text:span>public static PersistenceManagerFactory </text:p>
      <text:p text:style-name="P18"><text:tab/>getPersistenceManagerFactory (Map props);</text:p>
      <text:p text:style-name="P11"><text:soft-page-break/>This static method must be defined on the class that implements <text:span text:style-name="T1">PersistenceManagerFactory</text:span>. It returns an instance of <text:span text:style-name="T1">PersistenceManagerFactory</text:span> based on the properties in the parameter. </text:p>
      <text:p text:style-name="P11">The method is used by <text:span text:style-name="T1">JDOHelper</text:span> to construct an instance of <text:span text:style-name="T1">PersistenceManagerFactory</text:span> based on user-specified properties.</text:p>
      <text:p text:style-name="P18">public static PersistenceManagerFactory </text:p>
      <text:p text:style-name="P18"><text:tab/>getPersistenceManagerFactory (Map overrides, Map props);</text:p>
      <text:p text:style-name="P11">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11">A11.7-2 [JDO implementations are permitted to define key values of their own. Any key values not recognized by the implementation must be ignored.] A11.7-3 [Key values that are recognized but not supported by an implementation must result in a <text:span text:style-name="T1">JDOFatalUserException</text:span> thrown by the method. ]</text:p>
      <text:p text:style-name="P11">A11.7-4 [The returned <text:span text:style-name="T1">PersistenceManagerFactory</text:span> is not configurable (the <text:span text:style-name="T1">setXXX</text:span> methods will throw an exception).] A11.7-5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p>
      <text:p text:style-name="P16"><draw:frame draw:style-name="fr1" draw:name="8" text:anchor-type="as-char" svg:width="2.7917in" svg:height="0.1346in" draw:z-index="0"><draw:image xlink:href="Pictures/2000000700000FB5000000C94FDA4EAC.wmf" xlink:type="simple" xlink:show="embed" xlink:actuate="onLoad"/></draw:frame></text:p>
      <text:h text:style-name="P19" text:outline-level="2">Second-level cache management</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DataStoreCache interface is used.</text:p>
      <text:p text:style-name="P11">A11.8-1 [To obtain a reference to the cache manager, the getDataStoreCache() method of PersistenceManagerFactory is used.</text:p>
      <text:p text:style-name="P18"><text:bookmark text:name="X-101871231"/>DataStoreCache getDataStoreCache();</text:p>
      <text:p text:style-name="P11">If there is no second-level cache, the returned instance silently does nothing.]</text:p>
      <text:p text:style-name="P18">package javax.jdo.datastore;</text:p>
      <text:p text:style-name="P18">public interface DataStoreCache {</text:p>
      <text:h text:style-name="P24" text:outline-level="4"><text:bookmark text:name="X-101871235"/><text:tab/><text:tab/>Evicting objects from the cache</text:h>
      <text:p text:style-name="P18"><text:tab/>void evict(Object oid);</text:p>
      <text:p text:style-name="P18"><text:tab/>void evictAll();</text:p>
      <text:p text:style-name="P18"><text:tab/>void evictAll(Object... oids);</text:p>
      <text:p text:style-name="P18"><text:tab/>void evictAll(Collection oids);</text:p>
      <text:p text:style-name="P18"><text:soft-page-break/><text:tab/>void evictAll(Class pcClass, boolean subclasses);</text:p>
      <text:p text:style-name="P11">The evict methods are hints to the implementation that the instances referred to by the object ids are stale and should be evicted from the cache. Evicting an instance does not unpin it. </text:p>
      <text:h text:style-name="P24" text:outline-level="4"><text:bookmark text:name="X-101871233"/><text:tab/><text:tab/>Pinning objects in the cache</text:h>
      <text:p text:style-name="P18"><text:tab/>void pin(Object oid);</text:p>
      <text:p text:style-name="P18"><text:tab/>void pinAll(Collection oids);</text:p>
      <text:p text:style-name="P18"><text:tab/>void pinAll(Object... oids);</text:p>
      <text:p text:style-name="P18"><text:tab/>void pinAll(Class pcClass, boolean subclasses);</text:p>
      <text:p text:style-name="P11">The pin methods are hints to the implementation that the instances referred to by the object ids should be pinned in the cache (not subject to algorithm-based eviction, but subject to explicit eviction). There is no requirement that an instance be in the cache in order to pin or unpin it. The pinAll method with the Class parameter automatically pins all instances of that class, including those instances already in the cache and future instances of the class. When a class is pinned, pin and unpin methods on instances of the pinned class are ignored.</text:p>
      <text:h text:style-name="P24" text:outline-level="4"><text:bookmark text:name="X-101871234"/><text:tab/><text:tab/>Unpinning objects in the cache</text:h>
      <text:p text:style-name="P18"><text:tab/>void unpin(Object oid);</text:p>
      <text:p text:style-name="P18"><text:tab/>void unpinAll(Collection oids);</text:p>
      <text:p text:style-name="P18"><text:tab/>void unpinAll(Object... oids);</text:p>
      <text:p text:style-name="P18"><text:tab/>void unpinAll(Class pcClass, boolean subclasses);</text:p>
      <text:p text:style-name="P11">The unpin methods are hints to the implementation that the instances referred to by the object ids should be unpinned (subject to eviction based on algorithm). There is no requirement that an instance be in the cache in order to pin or unpin it. The unpinAll method with the Class parameter automatically unpins all instances of that class, including those instances already in the cache and future instances of the class. When a class is pinned, pin and unpin methods on instances of the pinned class are ignored.</text:p>
      <text:p text:style-name="P11">}</text:p>
      <text:p text:style-name="P16"><draw:frame draw:style-name="fr1" draw:name="9" text:anchor-type="as-char" svg:width="2.7917in" svg:height="0.1346in" draw:z-index="0"><draw:image xlink:href="Pictures/2000000700000FB5000000C94FDA4EAC.wmf" xlink:type="simple" xlink:show="embed" xlink:actuate="onLoad"/></draw:frame></text:p>
      <text:h text:style-name="P19" text:outline-level="2">Registering for life cycle events</text:h>
      <text:p text:style-name="P18"><text:span text:style-name="T3">A11.9-1 [</text:span>void addInstanceLifecycleListener (InstanceLifecycleListener listener, Class[] classes);</text:p>
      <text:p text:style-name="P11">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p>
      <text:p text:style-name="P18"><text:soft-page-break/><text:span text:style-name="T3">A11.9-2 [</text:span>void removeInstanceLifecycleListener (InstanceLifecycleListener listener);</text:p>
      <text:p text:style-name="P11">This PersistenceManagerFactory method removes the listener from the list of event listeners set as the initial listeners for each PersistenceManager created by this PersistenceManagerFactory.]</text:p>
      <text:p text:style-name="P11">The addInstanceLifecycleListener and removeInstanceLifecycleListener methods are considered to be configuration methods and can only be called when the PersistenceManagerFactory is configurable (before the first getPersistenceManager is called).</text:p>
      <text:p text:style-name="P16"><draw:frame draw:style-name="fr1" draw:name="10" text:anchor-type="as-char" svg:width="2.7917in" svg:height="0.1346in" draw:z-index="0"><draw:image xlink:href="Pictures/2000000700000FB5000000C94FDA4EAC.wmf" xlink:type="simple" xlink:show="embed" xlink:actuate="onLoad"/></draw:frame></text:p>
      <text:h text:style-name="P19" text:outline-level="2">Metadata Access</text:h>
      <text:p text:style-name="P11">Metadata can be specified via annotations, xml, or API. These methods provide access to metadata managed by the <text:span text:style-name="T1">PersistenceManagerFactory</text:span>. </text:p>
      <text:p text:style-name="P12">ComponentMetadata getMetadata(String className);</text:p>
      <text:p text:style-name="P11">A11.10-1 [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p>
      <text:p text:style-name="P12">void registerMetadata(JDOMetadata metadata);</text:p>
      <text:p text:style-name="P11">Register metadata with this <text:span text:style-name="T1">PersistenceManagerFactory</text:span>. Metadata can be created using the <text:span text:style-name="T1">newMetadata</text:span> method.</text:p>
      <text:p text:style-name="P12">JDOMetadata newMetadata();</text:p>
      <text:p text:style-name="P11">Return a new JDO metadata object that can be subsequently modified and registered with this <text:span text:style-name="T1">PersistenceManagerFactory</text:span>.</text:p>
      <text:p text:style-name="P11"/>
      <text:p text:style-name="P16"><draw:frame draw:style-name="fr1" draw:name="11" text:anchor-type="as-char" svg:width="2.7917in" svg:height="0.1346in" draw:z-index="0"><draw:image xlink:href="Pictures/2000000700000FB5000000C94FDA4EAC.wmf" xlink:type="simple" xlink:show="embed" xlink:actuate="onLoad"/></draw:frame></text:p>
      <text:h text:style-name="P19"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A11.10-1 [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 </text:p>
      <text:p text:style-name="P11">A11.10-2 [If the persistence manager factory was created via the <text:span text:style-name="T1">javax.persistence.Persistence.createEntityManagerFactory (Map overrides, String name)</text:span> method, then the persistence manager factory must write the <text:soft-page-break/>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A11.10-3 [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 </text:p>
      <text:p text:style-name="P9">•<text:tab/>A11.10-4 [If the property <text:span text:style-name="T1">javax.jdo.Name</text:span> is a key in the <text:span text:style-name="T1">props</text:span>, then the value of this key and the overrides must be written to the stream and used in the new context to recreate the persistence manager factory from <text:span text:style-name="T1">jdoconfig.xml</text:span>. ] </text:p>
      <text:p text:style-name="P16"><draw:frame draw:style-name="fr1" draw:name="12" text:anchor-type="as-char" svg:width="2.7917in" svg:height="0.1346in" draw:z-index="0"><draw:image xlink:href="Pictures/2000000700000FB5000000C94FDA4EAC.wmf" xlink:type="simple" xlink:show="embed" xlink:actuate="onLoad"/></draw:frame></text:p>
      <text:h text:style-name="P19" text:outline-level="2">OSGi Service Discovery</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4"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4" text:outline-level="4"><text:tab/><text:tab/>From the implementation perspective</text:h>
      <text:p text:style-name="P11">In the JDO implementation jar file, add the file <text:span text:style-name="T1">META-INF/services/javax.jdo.PersistenceManagerFactory</text:span>, which contains a single line with the fully qualified class name of the <text:span text:style-name="T1">PersistenceManagerFactory</text:span>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4" text:outline-level="4"><text:soft-page-break/><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text:soft-page-break/>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0:32.45</meta:creation-date>
    <meta:editing-duration>PT3M25S</meta:editing-duration>
    <meta:generator>OpenOffice.org/3.4$Win32 OpenOffice.org_project/340m1$Build-9590</meta:generator>
    <dc:title>JDO_Chapter</dc:title>
    <dc:date>2012-07-09T20:31:54.75</dc:date>
    <meta:document-statistic meta:table-count="0" meta:image-count="13" meta:object-count="0" meta:page-count="21" meta:paragraph-count="442" meta:word-count="6304" meta:character-count="50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